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416cm" fo:min-width="3.399cm"/>
      <style:paragraph-properties style:writing-mode="lr-tb"/>
    </style:style>
    <style:style style:name="gr16" style:family="graphic" style:parent-style-name="FLOW">
      <style:graphic-properties fo:min-height="0.714cm" fo:min-width="3.12cm"/>
      <style:paragraph-properties style:writing-mode="lr-tb"/>
    </style:style>
    <style:style style:name="gr17" style:family="graphic" style:parent-style-name="FLOW">
      <style:graphic-properties fo:min-height="0.968cm" fo:min-width="2.052cm"/>
      <style:paragraph-properties style:writing-mode="lr-tb"/>
    </style:style>
    <style:style style:name="gr18" style:family="graphic" style:parent-style-name="FLOW">
      <style:graphic-properties fo:min-height="2.479cm" fo:min-width="2.664cm"/>
      <style:paragraph-properties style:writing-mode="lr-tb"/>
    </style:style>
    <style:style style:name="gr19" style:family="graphic" style:parent-style-name="FLOW">
      <style:graphic-properties fo:min-height="0.968cm" fo:min-width="3.004cm"/>
      <style:paragraph-properties style:writing-mode="lr-tb"/>
    </style:style>
    <style:style style:name="gr20" style:family="graphic" style:parent-style-name="FLOW">
      <style:graphic-properties fo:min-height="1.349cm" fo:min-width="3.385cm"/>
      <style:paragraph-properties style:writing-mode="lr-tb"/>
    </style:style>
    <style:style style:name="gr21" style:family="graphic" style:parent-style-name="FLOW">
      <style:graphic-properties fo:min-height="1.095cm" fo:min-width="3.385cm"/>
      <style:paragraph-properties style:writing-mode="lr-tb"/>
    </style:style>
    <style:style style:name="gr22" style:family="graphic" style:parent-style-name="FLOW" style:list-style-name="L1">
      <style:graphic-properties fo:min-height="1.095cm" fo:min-width="3.639cm"/>
      <style:paragraph-properties style:writing-mode="lr-tb"/>
    </style:style>
    <style:style style:name="gr23" style:family="graphic" style:parent-style-name="FLOW">
      <style:graphic-properties fo:min-height="1.068cm" fo:min-width="3.296cm"/>
      <style:paragraph-properties style:writing-mode="lr-tb"/>
    </style:style>
    <style:style style:name="gr24" style:family="graphic" style:parent-style-name="FLOW">
      <style:graphic-properties fo:min-height="0.416cm" fo:min-width="3.231cm"/>
      <style:paragraph-properties style:writing-mode="lr-tb"/>
    </style:style>
    <style:style style:name="gr25" style:family="graphic" style:parent-style-name="FLOW">
      <style:graphic-properties fo:min-height="1.095cm" fo:min-width="3.104cm"/>
      <style:paragraph-properties style:writing-mode="lr-tb"/>
    </style:style>
    <style:style style:name="gr26" style:family="graphic" style:parent-style-name="FLOW">
      <style:graphic-properties fo:min-height="1.095cm" fo:min-width="4.147cm"/>
      <style:paragraph-properties style:writing-mode="lr-tb"/>
    </style:style>
    <style:style style:name="gr27" style:family="graphic" style:parent-style-name="FLOW">
      <style:graphic-properties fo:min-height="0.651cm" fo:min-width="1.671cm"/>
      <style:paragraph-properties style:writing-mode="lr-tb"/>
    </style:style>
    <style:style style:name="gr28" style:family="graphic" style:parent-style-name="FLOW">
      <style:graphic-properties fo:min-height="0.824cm" fo:min-width="1.671cm"/>
      <style:paragraph-properties style:writing-mode="lr-tb"/>
    </style:style>
    <style:style style:name="gr29" style:family="graphic" style:parent-style-name="FLOW">
      <style:graphic-properties fo:min-height="0.968cm" fo:min-width="3.12cm"/>
      <style:paragraph-properties style:writing-mode="lr-tb"/>
    </style:style>
    <style:style style:name="gr30" style:family="graphic" style:parent-style-name="FLOW">
      <style:graphic-properties fo:min-height="0.968cm" fo:min-width="3.612cm"/>
      <style:paragraph-properties style:writing-mode="lr-tb"/>
    </style:style>
    <style:style style:name="gr31" style:family="graphic" style:parent-style-name="FLOW">
      <style:graphic-properties fo:min-height="1.73cm" fo:min-width="3.766cm"/>
      <style:paragraph-properties style:writing-mode="lr-tb"/>
    </style:style>
    <style:style style:name="gr32" style:family="graphic" style:parent-style-name="FLOW">
      <style:graphic-properties fo:min-height="0.397cm" fo:min-width="2.307cm"/>
      <style:paragraph-properties style:writing-mode="lr-tb"/>
    </style:style>
    <style:style style:name="gr33" style:family="graphic" style:parent-style-name="FLOW">
      <style:graphic-properties fo:min-height="1.475cm" fo:min-width="5.571cm"/>
      <style:paragraph-properties style:writing-mode="lr-tb"/>
    </style:style>
    <style:style style:name="gr34" style:family="graphic" style:parent-style-name="FLOW">
      <style:graphic-properties fo:min-height="0.685cm" fo:min-width="3.459cm"/>
      <style:paragraph-properties style:writing-mode="lr-tb"/>
    </style:style>
    <style:style style:name="gr35" style:family="graphic" style:parent-style-name="FLOW">
      <style:graphic-properties fo:min-height="0.84cm" fo:min-width="4.047cm"/>
      <style:paragraph-properties style:writing-mode="lr-tb"/>
    </style:style>
    <style:style style:name="gr36" style:family="graphic" style:parent-style-name="FLOW">
      <style:graphic-properties fo:min-height="0.397cm" fo:min-width="2.574cm"/>
      <style:paragraph-properties style:writing-mode="lr-tb"/>
    </style:style>
    <style:style style:name="gr37" style:family="graphic" style:parent-style-name="FLOW_20_Arrow">
      <style:graphic-properties draw:textarea-vertical-align="middle"/>
      <style:paragraph-properties style:writing-mode="lr-tb"/>
    </style:style>
    <style:style style:name="gr38" style:family="graphic" style:parent-style-name="FLOW">
      <style:graphic-properties fo:min-height="0.397cm" fo:min-width="2.75cm"/>
      <style:paragraph-properties style:writing-mode="lr-tb"/>
    </style:style>
    <style:style style:name="gr39" style:family="graphic" style:parent-style-name="FLOW">
      <style:graphic-properties fo:min-height="0.84cm" fo:min-width="4.655cm"/>
      <style:paragraph-properties style:writing-mode="lr-tb"/>
    </style:style>
    <style:style style:name="gr40" style:family="graphic" style:parent-style-name="FLOW">
      <style:graphic-properties fo:min-height="0.84cm" fo:min-width="4.864cm"/>
      <style:paragraph-properties style:writing-mode="lr-tb"/>
    </style:style>
    <style:style style:name="gr41" style:family="graphic" style:parent-style-name="FLOW">
      <style:graphic-properties fo:min-height="0.84cm" fo:min-width="6.32cm"/>
      <style:paragraph-properties style:writing-mode="lr-tb"/>
    </style:style>
    <style:style style:name="gr42" style:family="graphic" style:parent-style-name="FLOW_20_Arrow">
      <style:graphic-properties draw:marker-end=""/>
    </style:style>
    <style:style style:name="gr43" style:family="graphic" style:parent-style-name="FLOW">
      <style:graphic-properties fo:min-height="0.84cm" fo:min-width="5.063cm"/>
      <style:paragraph-properties style:writing-mode="lr-tb"/>
    </style:style>
    <style:style style:name="gr44" style:family="graphic" style:parent-style-name="FLOW">
      <style:graphic-properties fo:min-height="0.84cm" fo:min-width="6.306cm"/>
      <style:paragraph-properties style:writing-mode="lr-tb"/>
    </style:style>
    <style:style style:name="gr45" style:family="graphic" style:parent-style-name="FLOW">
      <style:graphic-properties fo:min-height="0.84cm" fo:min-width="3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2" draw:id="id2" draw:layer="layout" svg:width="4.445cm" svg:height="2.286cm" svg:x="7.039cm" svg:y="4.175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xml:id="id1" draw:id="id1" draw:layer="layout" svg:width="4.193cm" svg:height="1.016cm" draw:transform="rotate (0.000174532925198282) translate (7.166cm 1.635cm)">
          <text:p>Inicio de Program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xml:id="id3" draw:id="id3" draw:layer="layout" svg:width="3.556cm" svg:height="1.016cm" svg:x="2.759cm" svg:y="6.969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9.263cm" svg:y1="2.651cm" svg:x2="9.262cm" svg:y2="4.175cm" draw:start-shape="id1" draw:start-glue-point="6" draw:end-shape="id2" draw:end-glue-point="4" svg:d="M9263 2651v763h-1v761" svg:viewBox="0 0 2 1525">
          <text:p/>
        </draw:connector>
        <draw:connector draw:style-name="gr3" draw:text-style-name="P2" draw:layer="layout" svg:x1="7.039cm" svg:y1="5.318cm" svg:x2="4.537cm" svg:y2="6.969cm" draw:start-shape="id2" draw:start-glue-point="5" draw:end-shape="id3" draw:end-glue-point="4" svg:d="M7039 5318h-2502v1651" svg:viewBox="0 0 2503 1652">
          <text:p text:style-name="P2">Si</text:p>
        </draw:connector>
        <draw:custom-shape draw:style-name="gr4" draw:text-style-name="P1" xml:id="id4" draw:id="id4" draw:layer="layout" svg:width="4.572cm" svg:height="2.286cm" svg:x="2.251cm" svg:y="10.017cm">
          <text:p text:style-name="P1">Boton Reset</text:p>
          <text:p text:style-name="P1">Presion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xml:id="id5" draw:id="id5" draw:layer="layout" svg:width="2.794cm" svg:height="1.016cm" draw:transform="rotate (0.000174532925198282) translate (3.14cm 14.335cm)">
          <text:p>Res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4.537cm" svg:y1="7.985cm" svg:x2="4.537cm" svg:y2="10.017cm" draw:start-shape="id3" draw:start-glue-point="6" draw:end-shape="id4" draw:end-glue-point="4" svg:d="M4537 7985v2032" svg:viewBox="0 0 1 2033">
          <text:p/>
        </draw:connector>
        <draw:connector draw:style-name="gr6" draw:text-style-name="P3" draw:layer="layout" draw:line-skew="0cm -0.616cm" svg:x1="2.251cm" svg:y1="11.16cm" svg:x2="4.537cm" svg:y2="10.017cm" draw:start-shape="id4" draw:start-glue-point="5" draw:end-shape="id4" draw:end-glue-point="4" svg:d="M2251 11160h-527v-2286h2813v1143" svg:viewBox="0 0 2814 2287">
          <text:p text:style-name="P3">Si</text:p>
        </draw:connector>
        <draw:connector draw:style-name="gr3" draw:text-style-name="P4" draw:layer="layout" svg:x1="4.537cm" svg:y1="12.303cm" svg:x2="4.537cm" svg:y2="14.335cm" draw:start-shape="id4" draw:start-glue-point="6" draw:end-shape="id5" draw:end-glue-point="4" svg:d="M4537 12303v2032" svg:viewBox="0 0 1 2033">
          <text:p text:style-name="P4"><text:s text:c="4"/>No</text:p>
        </draw:connector>
        <draw:custom-shape draw:style-name="gr7" draw:text-style-name="P1" xml:id="id6" draw:id="id6" draw:layer="layout" svg:width="4.445cm" svg:height="2.286cm" svg:x="11.373cm" svg:y="6.715cm">
          <text:p text:style-name="P1">Conf.txt</text:p>
          <text:p text:style-name="P1">exist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6.801cm" svg:y="14.335cm">
          <text:p text:style-name="P1">SSID encontrad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3">No</text:p>
        </draw:connector>
        <draw:custom-shape draw:style-name="gr9" xml:id="id7" draw:id="id7" draw:layer="layout" svg:width="3.556cm" svg:height="1.397cm" svg:x="7.309cm" svg:y="8.874cm">
          <text:p>Declaración </text:p>
          <text:p>de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xml:id="id8" draw:id="id8" draw:layer="layout" svg:width="3.556cm" svg:height="1.778cm" svg:x="7.309cm" svg:y="11.414cm">
          <text:p>Carga de </text:p>
          <text:p>configuración </text:p>
          <text:p>guard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xml:id="id12" draw:id="id12" draw:layer="layout" svg:width="3.556cm" svg:height="1.524cm" svg:x="7.309cm" svg:y="19.677cm">
          <text:p>Configurar hora </text:p>
          <text:p>y sens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xml:id="id10" draw:id="id10" draw:layer="layout" svg:width="3.556cm" svg:height="1.016cm" svg:x="7.309cm" svg:y="17.891cm">
          <text:p>Conectar WiF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9.087cm" svg:y1="10.271cm" svg:x2="9.087cm" svg:y2="11.414cm" draw:start-shape="id7" draw:start-glue-point="6" draw:end-shape="id8" draw:end-glue-point="4" svg:d="M9087 10271v1143" svg:viewBox="0 0 1 1144">
          <text:p/>
        </draw:connector>
        <draw:connector draw:style-name="FLOW_20_Arrow" draw:layer="layout" svg:x1="9.087cm" svg:y1="13.192cm" svg:x2="9.087cm" svg:y2="14.335cm" draw:start-shape="id8" draw:start-glue-point="6" draw:end-shape="id9" draw:end-glue-point="4" svg:d="M9087 13192v1143" svg:viewBox="0 0 1 1144">
          <text:p/>
        </draw:connector>
        <draw:connector draw:style-name="gr3" draw:text-style-name="P3" draw:layer="layout" svg:x1="9.087cm" svg:y1="16.621cm" svg:x2="9.087cm" svg:y2="17.891cm" draw:start-shape="id9" draw:start-glue-point="6" draw:end-shape="id10" draw:end-glue-point="4" svg:d="M9087 16621v1270" svg:viewBox="0 0 1 1271">
          <text:p text:style-name="P3"><text:s text:c="3"/>Si</text:p>
        </draw:connector>
        <draw:connector draw:style-name="gr3" draw:text-style-name="P3" draw:layer="layout" svg:x1="13.596cm" svg:y1="9.001cm" svg:x2="13.595cm" svg:y2="17.383cm" draw:start-shape="id6" draw:start-glue-point="6" draw:end-shape="id11" draw:end-glue-point="4" svg:d="M13596 9001v4192h-1v4190" svg:viewBox="0 0 2 8383">
          <text:p text:style-name="P3"><text:s text:c="3"/>No</text:p>
        </draw:connector>
        <draw:connector draw:style-name="FLOW_20_Arrow" draw:layer="layout" svg:x1="9.087cm" svg:y1="18.907cm" svg:x2="9.087cm" svg:y2="19.677cm" draw:start-shape="id10" draw:start-glue-point="6" draw:end-shape="id12" draw:end-glue-point="4" svg:d="M9087 18907v770" svg:viewBox="0 0 1 771">
          <text:p/>
        </draw:connector>
        <draw:connector draw:style-name="gr3" draw:text-style-name="P3" draw:layer="layout" svg:x1="11.373cm" svg:y1="15.478cm" svg:x2="13.595cm" svg:y2="17.383cm" draw:start-shape="id9" draw:start-glue-point="7" draw:end-shape="id11" draw:end-glue-point="4" svg:d="M11373 15478h2222v1905" svg:viewBox="0 0 2223 1906">
          <text:p text:style-name="P3">No</text:p>
        </draw:connector>
        <draw:connector draw:style-name="gr8" draw:layer="layout" svg:x1="11.373cm" svg:y1="7.858cm" svg:x2="9.087cm" svg:y2="8.874cm" draw:start-shape="id6" draw:start-glue-point="5" draw:end-shape="id7" draw:end-glue-point="4" svg:d="M11373 7858h-2286v1016" svg:viewBox="0 0 2287 1017">
          <text:p text:style-name="P5">Si</text:p>
        </draw:connector>
        <draw:custom-shape draw:style-name="gr11" xml:id="id13" draw:id="id13" draw:layer="layout" svg:width="3.556cm" svg:height="1.524cm" svg:x="7.31cm" svg:y="21.877cm">
          <text:p>Contectar MQ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xml:id="id14" draw:id="id14" draw:layer="layout" svg:width="4.364cm" svg:height="1.524cm" svg:x="6.92cm" svg:y="24.077cm">
          <text:p>Configrar y hablitar </text:p>
          <text:p>Tim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FLOW_20_Arrow" draw:layer="layout" svg:x1="9.087cm" svg:y1="21.201cm" svg:x2="9.088cm" svg:y2="21.877cm" draw:start-shape="id12" draw:start-glue-point="6" draw:end-shape="id13" draw:end-glue-point="4" svg:d="M9087 21201v338h1v338" svg:viewBox="0 0 2 677">
          <text:p/>
        </draw:connector>
        <draw:connector draw:style-name="FLOW_20_Arrow" draw:layer="layout" svg:x1="9.088cm" svg:y1="23.401cm" svg:x2="9.102cm" svg:y2="24.077cm" draw:start-shape="id13" draw:start-glue-point="6" draw:end-shape="id14" draw:end-glue-point="4" svg:d="M9088 23401v338h14v338" svg:viewBox="0 0 15 677">
          <text:p/>
        </draw:connector>
        <draw:custom-shape draw:style-name="gr13" draw:text-style-name="P6" xml:id="id11" draw:id="id11" draw:layer="layout" svg:width="3.683cm" svg:height="1.524cm" draw:transform="rotate (0.000174532925198282) translate (11.754cm 17.383cm)">
          <text:p text:style-name="P6">Abrir puerto para </text:p>
          <text:p text:style-name="P6">configura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xml:id="id15" draw:id="id15" draw:layer="layout" svg:width="2.894cm" svg:height="1.016cm" draw:transform="rotate (0.000174532925198282) translate (7.682cm 26.527cm)">
          <text:p>Standb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9.102cm" svg:y1="25.601cm" svg:x2="9.129cm" svg:y2="26.527cm" draw:start-shape="id14" draw:start-glue-point="6" draw:end-shape="id15" draw:end-glue-point="4" svg:d="M9102 25601v463h27v463" svg:viewBox="0 0 28 927">
          <text:p/>
        </draw:connector>
      </draw:page>
      <draw:page draw:name="page2" draw:style-name="dp1" draw:master-page-name="Default">
        <draw:custom-shape draw:style-name="gr7" draw:text-style-name="P1" xml:id="id18" draw:id="id18" draw:layer="layout" svg:width="4.445cm" svg:height="2.286cm" svg:x="4.518cm" svg:y="6.615cm">
          <text:p text:style-name="P1">Medicion </text:p>
          <text:p text:style-name="P1">inhibid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xml:id="id16" draw:id="id16" draw:layer="layout" svg:width="4.379cm" svg:height="1.016cm" draw:transform="rotate (0.000174532925198282) translate (4.584cm 2.063cm)">
          <text:p>Timer de medició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6.774cm" svg:y1="3.079cm" svg:x2="6.746cm" svg:y2="4.475cm" draw:start-shape="id16" draw:start-glue-point="6" draw:end-shape="id17" draw:end-glue-point="4" svg:d="M6774 3079v699h-28v697" svg:viewBox="0 0 29 1397">
          <text:p/>
        </draw:connector>
        <draw:custom-shape draw:style-name="gr16" xml:id="id17" draw:id="id17" draw:layer="layout" svg:width="3.672cm" svg:height="1.016cm" svg:x="4.91cm" svg:y="4.475cm">
          <text:p>Borrar Conf.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6.746cm" svg:y1="5.491cm" svg:x2="6.741cm" svg:y2="6.615cm" draw:start-shape="id17" draw:start-glue-point="6" draw:end-shape="id18" draw:end-glue-point="4" svg:d="M6746 5491v563h-5v561" svg:viewBox="0 0 6 1125">
          <text:p/>
        </draw:connector>
        <draw:custom-shape draw:style-name="gr17" draw:text-style-name="P1" xml:id="id20" draw:id="id20" draw:layer="layout" svg:width="5.207cm" svg:height="2.54cm" svg:x="8.455cm" svg:y="11.93cm">
          <text:p text:style-name="P1">Medición de </text:p>
          <text:p text:style-name="P1">TEMP y HUM </text:p>
          <text:p text:style-name="P1">exitos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24" draw:id="id24" draw:layer="layout" svg:width="4.572cm" svg:height="2.286cm" svg:x="8.709cm" svg:y="18.934cm">
          <text:p text:style-name="P1">PID Activ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8" draw:text-style-name="P1" xml:id="id28" draw:id="id28" draw:layer="layout" svg:width="6.432cm" svg:height="5.561cm" svg:x="7.858cm" svg:y="26.554cm">
          <text:p text:style-name="P1"># de elementos en </text:p>
          <text:p text:style-name="P1">arreglo de muestras</text:p>
          <text:p text:style-name="P1"><text:s/>&gt; </text:p>
          <text:p text:style-name="P1">cantidad de </text:p>
          <text:p text:style-name="P1">muestras maxim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xml:id="id21" draw:id="id21" draw:layer="layout" svg:width="3.556cm" svg:height="1.397cm" svg:x="12.646cm" svg:y="14.235cm">
          <text:p>Guardar </text:p>
          <text:p>nueva medic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xml:id="id22" draw:id="id22" draw:layer="layout" svg:width="3.556cm" svg:height="1.397cm" svg:x="5.661cm" svg:y="14.235cm">
          <text:p>Repetir </text:p>
          <text:p>medición anteri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xml:id="id23" draw:id="id23" draw:layer="layout" svg:width="3.556cm" svg:height="1.27cm" svg:x="9.217cm" svg:y="17.029cm">
          <text:p>Leer Sensores</text:p>
          <text:p><text:s/>V, I, Luz int y 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xml:id="id26" draw:id="id26" draw:layer="layout" svg:width="3.937cm" svg:height="1.651cm" svg:x="12.773cm" svg:y="21.093cm">
          <text:p>Actualizar valor de </text:p>
          <text:p>PWM segun P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xml:id="id25" draw:id="id25" draw:layer="layout" svg:width="3.937cm" svg:height="1.397cm" svg:x="5.026cm" svg:y="21.347cm">
          <text:p>Mantener el mismo</text:p>
          <text:p>valor de PW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27" draw:id="id27" draw:layer="layout" svg:width="4.191cm" svg:height="1.397cm" svg:x="8.963cm" svg:y="24.141cm">
          <text:p text:style-name="P6">Agregar medicion a </text:p>
          <text:p text:style-name="P6">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xml:id="id29" draw:id="id29" draw:layer="layout" svg:width="3.848cm" svg:height="1.37cm" svg:x="13.319cm" svg:y="31.226cm">
          <text:p>Descartar muestra </text:p>
          <text:p>mas vie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xml:id="id30" draw:id="id30" draw:layer="layout" svg:width="4.193cm" svg:height="1.016cm" draw:transform="rotate (0.000174532925198282) translate (1.889cm 37.83cm)">
          <text:p>Fin de Subrutin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8.963cm" svg:y1="7.758cm" svg:x2="11.045cm" svg:y2="9.436cm" draw:start-shape="id18" draw:start-glue-point="7" draw:end-shape="id19" draw:end-glue-point="4" svg:d="M8963 7758h2082v1678" svg:viewBox="0 0 2083 1679">
          <text:p>No</text:p>
        </draw:connector>
        <draw:connector draw:style-name="gr8" draw:layer="layout" svg:x1="13.662cm" svg:y1="13.2cm" svg:x2="14.424cm" svg:y2="14.235cm" draw:start-shape="id20" draw:start-glue-point="7" draw:end-shape="id21" draw:end-glue-point="4" svg:d="M13662 13200h762v1035" svg:viewBox="0 0 763 1036">
          <text:p>Si</text:p>
        </draw:connector>
        <draw:connector draw:style-name="gr8" draw:text-style-name="P5" draw:layer="layout" svg:x1="8.455cm" svg:y1="13.2cm" svg:x2="7.439cm" svg:y2="14.235cm" draw:start-shape="id20" draw:start-glue-point="5" draw:end-shape="id22" draw:end-glue-point="4" svg:d="M8455 13200h-1016v1035" svg:viewBox="0 0 1017 1036">
          <text:p text:style-name="P5">No</text:p>
        </draw:connector>
        <draw:connector draw:style-name="FLOW_20_Arrow" draw:layer="layout" svg:x1="7.439cm" svg:y1="15.632cm" svg:x2="10.995cm" svg:y2="17.029cm" draw:start-shape="id22" draw:start-glue-point="6" draw:end-shape="id23" draw:end-glue-point="4" svg:d="M7439 15632v699h3556v698" svg:viewBox="0 0 3557 1398">
          <text:p/>
        </draw:connector>
        <draw:connector draw:style-name="FLOW_20_Arrow" draw:layer="layout" svg:x1="14.424cm" svg:y1="15.632cm" svg:x2="10.995cm" svg:y2="17.029cm" draw:start-shape="id21" draw:start-glue-point="6" draw:end-shape="id23" draw:end-glue-point="4" svg:d="M14424 15632v699h-3429v698" svg:viewBox="0 0 3430 1398">
          <text:p/>
        </draw:connector>
        <draw:connector draw:style-name="FLOW_20_Arrow" draw:layer="layout" svg:x1="10.995cm" svg:y1="18.299cm" svg:x2="10.995cm" svg:y2="18.934cm" draw:start-shape="id23" draw:start-glue-point="6" draw:end-shape="id24" draw:end-glue-point="4" svg:d="M10995 18299v635" svg:viewBox="0 0 1 636">
          <text:p/>
        </draw:connector>
        <draw:connector draw:style-name="gr8" draw:layer="layout" svg:x1="8.709cm" svg:y1="20.077cm" svg:x2="6.995cm" svg:y2="21.347cm" draw:start-shape="id24" draw:start-glue-point="5" draw:end-shape="id25" draw:end-glue-point="4" svg:d="M8709 20077h-1714v1270" svg:viewBox="0 0 1715 1271">
          <text:p text:style-name="P5">No</text:p>
        </draw:connector>
        <draw:connector draw:style-name="gr8" draw:layer="layout" svg:x1="13.281cm" svg:y1="20.077cm" svg:x2="14.742cm" svg:y2="21.093cm" draw:start-shape="id24" draw:start-glue-point="7" draw:end-shape="id26" draw:end-glue-point="4" svg:d="M13281 20077h1461v1016" svg:viewBox="0 0 1462 1017">
          <text:p>Si</text:p>
        </draw:connector>
        <draw:connector draw:style-name="FLOW_20_Arrow" draw:layer="layout" svg:x1="6.995cm" svg:y1="22.744cm" svg:x2="11.059cm" svg:y2="24.141cm" draw:start-shape="id25" draw:start-glue-point="6" draw:end-shape="id27" draw:end-glue-point="4" svg:d="M6995 22744v698h4064v699" svg:viewBox="0 0 4065 1398">
          <text:p/>
        </draw:connector>
        <draw:connector draw:style-name="FLOW_20_Arrow" draw:layer="layout" svg:x1="14.742cm" svg:y1="22.744cm" svg:x2="11.059cm" svg:y2="24.141cm" draw:start-shape="id26" draw:start-glue-point="6" draw:end-shape="id27" draw:end-glue-point="4" svg:d="M14742 22744v698h-3683v699" svg:viewBox="0 0 3684 1398">
          <text:p/>
        </draw:connector>
        <draw:connector draw:style-name="FLOW_20_Arrow" draw:layer="layout" svg:x1="11.059cm" svg:y1="25.538cm" svg:x2="11.074cm" svg:y2="26.554cm" draw:start-shape="id27" draw:start-glue-point="6" draw:end-shape="id28" draw:end-glue-point="4" svg:d="M11059 25538v508h15v508" svg:viewBox="0 0 16 1017">
          <text:p/>
        </draw:connector>
        <draw:connector draw:style-name="gr8" draw:layer="layout" svg:x1="14.29cm" svg:y1="29.335cm" svg:x2="15.243cm" svg:y2="31.226cm" draw:start-shape="id28" draw:start-glue-point="7" draw:end-shape="id29" draw:end-glue-point="4" svg:d="M14290 29335h953v1891" svg:viewBox="0 0 954 1892">
          <text:p>Si</text:p>
        </draw:connector>
        <draw:connector draw:style-name="gr8" draw:text-style-name="P3" draw:layer="layout" svg:x1="4.518cm" svg:y1="7.758cm" svg:x2="3.986cm" svg:y2="37.83cm" draw:start-shape="id18" draw:start-glue-point="5" draw:end-shape="id30" draw:end-glue-point="4" svg:d="M4518 7758h-532v30072" svg:viewBox="0 0 533 30073">
          <text:p text:style-name="P3">Si</text:p>
        </draw:connector>
        <draw:custom-shape draw:style-name="gr25" xml:id="id19" draw:id="id19" draw:layer="layout" svg:width="3.656cm" svg:height="1.397cm" svg:x="9.217cm" svg:y="9.436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1.045cm" svg:y1="10.833cm" svg:x2="11.059cm" svg:y2="11.93cm" draw:start-shape="id19" draw:start-glue-point="6" draw:end-shape="id20" draw:end-glue-point="4" svg:d="M11045 10833v549h14v548" svg:viewBox="0 0 15 1098">
          <text:p/>
        </draw:connector>
        <draw:custom-shape draw:style-name="gr26" xml:id="id31" draw:id="id31" draw:layer="layout" svg:width="4.699cm" svg:height="1.397cm" svg:x="8.747cm" svg:y="34.301cm">
          <text:p>Desinhibir medició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layer="layout" svg:x1="11.074cm" svg:y1="32.115cm" svg:x2="11.097cm" svg:y2="34.301cm" draw:start-shape="id28" draw:start-glue-point="6" draw:end-shape="id31" draw:end-glue-point="4" svg:d="M11074 32115v1093h23v1093" svg:viewBox="0 0 24 2187">
          <text:p><text:s text:c="3"/>No</text:p>
        </draw:connector>
        <draw:connector draw:style-name="FLOW_20_Arrow" draw:layer="layout" svg:x1="15.243cm" svg:y1="32.596cm" svg:x2="11.097cm" svg:y2="34.301cm" draw:start-shape="id29" draw:start-glue-point="6" draw:end-shape="id31" draw:end-glue-point="4" svg:d="M15243 32596v853h-4146v852" svg:viewBox="0 0 4147 1706">
          <text:p/>
        </draw:connector>
        <draw:connector draw:style-name="FLOW_20_Arrow" draw:layer="layout" svg:x1="11.097cm" svg:y1="35.698cm" svg:x2="3.986cm" svg:y2="37.83cm" draw:start-shape="id31" draw:start-glue-point="6" draw:end-shape="id30" draw:end-glue-point="4" svg:d="M11097 35698v1066h-7111v1066" svg:viewBox="0 0 7112 2133">
          <text:p/>
        </draw:connector>
      </draw:page>
      <draw:page draw:name="page3" draw:style-name="dp1" draw:master-page-name="Default">
        <draw:custom-shape draw:style-name="gr27" draw:text-style-name="P1" xml:id="id32" draw:id="id32" draw:layer="layout" svg:width="4.445cm" svg:height="1.905cm" svg:x="7.585cm" svg:y="8.966cm">
          <text:p text:style-name="P1">Última Muestr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5" xml:id="id39" draw:id="id39" draw:layer="layout" svg:width="4.379cm" svg:height="1.016cm" draw:transform="rotate (0.000174532925198282) translate (7.604cm 3.08cm)">
          <text:p>Timer de escane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xml:id="id38" draw:id="id38" draw:layer="layout" svg:width="3.672cm" svg:height="1.016cm" svg:x="7.957cm" svg:y="4.81cm">
          <text:p>Deshabilitar </text:p>
          <text:p>Timer de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xml:id="id37" draw:id="id37" draw:layer="layout" svg:width="3.672cm" svg:height="1.016cm" svg:x="7.957cm" svg:y="6.461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" xml:id="id33" draw:id="id33" draw:layer="layout" svg:width="4.445cm" svg:height="2.251cm" svg:x="7.585cm" svg:y="12.168cm">
          <text:p text:style-name="P1">Última Magnitud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9" xml:id="id34" draw:id="id34" draw:layer="layout" svg:width="3.672cm" svg:height="1.27cm" svg:x="7.977cm" svg:y="15.308cm">
          <text:p>Acumular muest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xml:id="id35" draw:id="id35" draw:layer="layout" svg:width="4.164cm" svg:height="1.27cm" svg:x="7.739cm" svg:y="17.609cm">
          <text:p>Siguiente magnitu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9.808cm" svg:y1="10.871cm" svg:x2="9.808cm" svg:y2="12.168cm" draw:start-shape="id32" draw:start-glue-point="6" draw:end-shape="id33" draw:end-glue-point="4" svg:d="M9808 10871v1297" svg:viewBox="0 0 1 1298">
          <text:p><text:s text:c="3"/>No</text:p>
        </draw:connector>
        <draw:connector draw:style-name="gr8" draw:layer="layout" svg:x1="9.808cm" svg:y1="14.419cm" svg:x2="9.813cm" svg:y2="15.308cm" draw:start-shape="id33" draw:start-glue-point="6" draw:end-shape="id34" draw:end-glue-point="4" svg:d="M9808 14419v445h5v444" svg:viewBox="0 0 6 890">
          <text:p><text:s text:c="3"/>No</text:p>
        </draw:connector>
        <draw:connector draw:style-name="FLOW_20_Arrow" draw:layer="layout" svg:x1="9.813cm" svg:y1="16.578cm" svg:x2="9.821cm" svg:y2="17.609cm" draw:start-shape="id34" draw:start-glue-point="6" draw:end-shape="id35" draw:end-glue-point="4" svg:d="M9813 16578v516h8v515" svg:viewBox="0 0 9 1032">
          <text:p/>
        </draw:connector>
        <draw:custom-shape draw:style-name="gr29" xml:id="id36" draw:id="id36" draw:layer="layout" svg:width="3.672cm" svg:height="1.27cm" svg:x="2.789cm" svg:y="12.658cm">
          <text:p>Siguiente muestr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7.585cm" svg:y1="13.294cm" svg:x2="6.461cm" svg:y2="13.293cm" draw:start-shape="id33" draw:start-glue-point="5" draw:end-shape="id36" draw:end-glue-point="7" svg:d="M7585 13294h-562v-1h-562" svg:viewBox="0 0 1125 2">
          <text:p text:style-name="P5">Si</text:p>
          <text:p text:style-name="P5"/>
        </draw:connector>
        <draw:connector draw:style-name="FLOW_20_Arrow" draw:layer="layout" draw:line-skew="-0.199cm" svg:x1="4.625cm" svg:y1="12.658cm" svg:x2="9.808cm" svg:y2="8.966cm" draw:start-shape="id36" draw:start-glue-point="4" draw:end-shape="id32" draw:end-glue-point="4" svg:d="M4625 12658v-4419h5183v727" svg:viewBox="0 0 5184 4420">
          <text:p/>
        </draw:connector>
        <draw:connector draw:style-name="FLOW_20_Arrow" draw:layer="layout" svg:x1="9.821cm" svg:y1="18.879cm" svg:x2="9.808cm" svg:y2="12.168cm" draw:start-shape="id35" draw:start-glue-point="6" draw:end-shape="id33" draw:end-glue-point="4" svg:d="M9821 18879v528h2736v-7767h-2749v528" svg:viewBox="0 0 2750 7768">
          <text:p/>
        </draw:connector>
        <draw:connector draw:style-name="FLOW_20_Arrow" draw:layer="layout" svg:x1="9.793cm" svg:y1="7.477cm" svg:x2="9.808cm" svg:y2="8.966cm" draw:start-shape="id37" draw:start-glue-point="6" draw:end-shape="id32" draw:end-glue-point="4" svg:d="M9793 7477v745h15v744" svg:viewBox="0 0 16 1490">
          <text:p/>
        </draw:connector>
        <draw:connector draw:style-name="FLOW_20_Arrow" draw:layer="layout" svg:x1="9.793cm" svg:y1="5.826cm" svg:x2="9.793cm" svg:y2="6.461cm" draw:start-shape="id38" draw:start-glue-point="6" draw:end-shape="id37" draw:end-glue-point="4" svg:d="M9793 5826v635" svg:viewBox="0 0 1 636">
          <text:p/>
        </draw:connector>
        <draw:connector draw:style-name="FLOW_20_Arrow" draw:layer="layout" svg:x1="9.794cm" svg:y1="4.096cm" svg:x2="9.793cm" svg:y2="4.81cm" draw:start-shape="id39" draw:start-glue-point="6" draw:end-shape="id38" draw:end-glue-point="4" svg:d="M9794 4096v358h-1v356" svg:viewBox="0 0 2 715">
          <text:p/>
        </draw:connector>
        <draw:custom-shape draw:style-name="gr29" xml:id="id40" draw:id="id40" draw:layer="layout" svg:width="3.672cm" svg:height="1.27cm" svg:x="13.578cm" svg:y="10.525cm">
          <text:p>Limpiar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xml:id="id41" draw:id="id41" draw:layer="layout" svg:width="4.318cm" svg:height="2.032cm" svg:x="13.255cm" svg:y="12.684cm">
          <text:p text:style-name="P1">Dividir magnitudes</text:p>
          <text:p>acumuladas por </text:p>
          <text:p>cantidad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xml:id="id42" draw:id="id42" draw:layer="layout" svg:width="4.318cm" svg:height="2.032cm" svg:x="13.255cm" svg:y="15.478cm">
          <text:p>Asignar tag</text:p>
          <text:p>a cada magnitud </text:p>
          <text:p>y convertir en</text:p>
          <text:p>Dicciona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xml:id="id43" draw:id="id43" draw:layer="layout" svg:width="3.672cm" svg:height="1.27cm" svg:x="13.578cm" svg:y="18.399cm">
          <text:p>Publica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xml:id="id44" draw:id="id44" draw:layer="layout" svg:width="4.379cm" svg:height="1.016cm" draw:transform="rotate (0.000174532925198282) translate (13.225cm 20.558cm)">
          <text:p text:style-name="P1">Fin de subrutina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layer="layout" svg:x1="12.03cm" svg:y1="9.919cm" svg:x2="15.414cm" svg:y2="10.525cm" draw:start-shape="id32" draw:start-glue-point="7" draw:end-shape="id40" draw:end-glue-point="4" svg:d="M12030 9919h3384v606" svg:viewBox="0 0 3385 607">
          <text:p>Si</text:p>
        </draw:connector>
        <draw:connector draw:style-name="FLOW_20_Arrow" draw:layer="layout" svg:x1="15.414cm" svg:y1="11.795cm" svg:x2="15.414cm" svg:y2="12.684cm" draw:start-shape="id40" draw:start-glue-point="6" draw:end-shape="id41" draw:end-glue-point="4" svg:d="M15414 11795v889" svg:viewBox="0 0 1 890">
          <text:p/>
        </draw:connector>
        <draw:connector draw:style-name="FLOW_20_Arrow" draw:layer="layout" svg:x1="15.414cm" svg:y1="14.716cm" svg:x2="15.414cm" svg:y2="15.478cm" draw:start-shape="id41" draw:start-glue-point="6" draw:end-shape="id42" draw:end-glue-point="4" svg:d="M15414 14716v762" svg:viewBox="0 0 1 763">
          <text:p/>
        </draw:connector>
        <draw:connector draw:style-name="FLOW_20_Arrow" draw:layer="layout" svg:x1="15.414cm" svg:y1="17.51cm" svg:x2="15.414cm" svg:y2="18.399cm" draw:start-shape="id42" draw:start-glue-point="6" draw:end-shape="id43" draw:end-glue-point="4" svg:d="M15414 17510v889" svg:viewBox="0 0 1 890">
          <text:p/>
        </draw:connector>
        <draw:connector draw:style-name="FLOW_20_Arrow" draw:layer="layout" svg:x1="15.414cm" svg:y1="19.669cm" svg:x2="15.415cm" svg:y2="20.558cm" draw:start-shape="id43" draw:start-glue-point="6" draw:end-shape="id44" draw:end-glue-point="4" svg:d="M15414 19669v445h1v444" svg:viewBox="0 0 2 890">
          <text:p/>
        </draw:connector>
      </draw:page>
      <draw:page draw:name="page4" draw:style-name="dp1" draw:master-page-name="Default">
        <draw:custom-shape draw:style-name="gr32" draw:text-style-name="P1" xml:id="id45" draw:id="id45" draw:layer="layout" svg:width="5.715cm" svg:height="1.397cm" svg:x="2.474cm" svg:y="9.35cm">
          <text:p text:style-name="P1">Method == getPWM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3" xml:id="id75" draw:id="id75" draw:layer="layout" svg:width="6.123cm" svg:height="1.777cm" svg:x="2.27cm" svg:y="6.335cm">
          <text:p>Reemplazar </text:p>
          <text:p>request por response </text:p>
          <text:p>en nombre de topic y guard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xml:id="id73" draw:id="id73" draw:layer="layout" svg:width="4.447cm" svg:height="1.397cm" draw:transform="rotate (0.000174532925198282) translate (3.108cm 1.635cm)">
          <text:p>Nuevo mensaje en</text:p>
          <text:p>Topics subscriptos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5" xml:id="id46" draw:id="id46" draw:layer="layout" svg:width="4.599cm" svg:height="1.142cm" svg:x="7.521cm" svg:y="10.647cm">
          <text:p>Publicar PWM Actual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47" draw:id="id47" draw:layer="layout" svg:width="6.25cm" svg:height="1.397cm" svg:x="2.193cm" svg:y="12.987cm">
          <text:p text:style-name="P1">Method == getScan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48" draw:id="id48" draw:layer="layout" svg:width="4.599cm" svg:height="1.142cm" svg:x="7.521cm" svg:y="14.306cm">
          <text:p>Publicar estado</text:p>
          <text:p>actual de escane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5" draw:layer="layout" svg:x1="8.189cm" svg:y1="10.049cm" svg:x2="9.821cm" svg:y2="10.647cm" draw:start-shape="id45" draw:start-glue-point="7" draw:end-shape="id46" draw:end-glue-point="4" svg:d="M8189 10049h1632v598" svg:viewBox="0 0 1633 599">
          <text:p text:style-name="P5">Si</text:p>
        </draw:connector>
        <draw:connector draw:style-name="gr8" draw:layer="layout" svg:x1="5.331cm" svg:y1="10.747cm" svg:x2="5.318cm" svg:y2="12.987cm" draw:start-shape="id45" draw:start-glue-point="6" draw:end-shape="id47" draw:end-glue-point="4" svg:d="M5331 10747v1120h-13v1120" svg:viewBox="0 0 14 2241">
          <text:p><text:s text:c="3"/>No</text:p>
        </draw:connector>
        <draw:connector draw:style-name="FLOW_20_Arrow" draw:layer="layout" draw:line-skew="-0.127cm" svg:x1="9.821cm" svg:y1="11.789cm" svg:x2="5.318cm" svg:y2="12.987cm" draw:start-shape="id46" draw:start-glue-point="6" draw:end-shape="id47" draw:end-glue-point="4" svg:d="M9821 11789v472h-4503v726" svg:viewBox="0 0 4504 1199">
          <text:p/>
        </draw:connector>
        <draw:connector draw:style-name="gr8" draw:layer="layout" svg:x1="8.443cm" svg:y1="13.686cm" svg:x2="9.821cm" svg:y2="14.306cm" draw:start-shape="id47" draw:start-glue-point="7" draw:end-shape="id48" draw:end-glue-point="4" svg:d="M8443 13686h1378v620" svg:viewBox="0 0 1379 621">
          <text:p>Si</text:p>
        </draw:connector>
        <draw:custom-shape draw:style-name="gr38" draw:text-style-name="P1" xml:id="id49" draw:id="id49" draw:layer="layout" svg:width="6.604cm" svg:height="1.397cm" svg:x="2.016cm" svg:y="16.623cm">
          <text:p text:style-name="P1">Method == getLight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0" draw:id="id50" draw:layer="layout" svg:width="4.599cm" svg:height="1.142cm" svg:x="7.521cm" svg:y="17.964cm">
          <text:p>Publicar estado </text:p>
          <text:p>actual de la lu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1" draw:id="id51" draw:layer="layout" svg:width="6.25cm" svg:height="1.397cm" svg:x="2.193cm" svg:y="20.26cm">
          <text:p text:style-name="P1">Method == getPID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2" draw:id="id52" draw:layer="layout" svg:width="4.599cm" svg:height="1.142cm" svg:x="7.521cm" svg:y="21.623cm">
          <text:p>Publicar estado </text:p>
          <text:p>de habilitación de 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62cm" svg:y1="17.322cm" svg:x2="9.821cm" svg:y2="17.964cm" draw:start-shape="id49" draw:start-glue-point="7" draw:end-shape="id50" draw:end-glue-point="4" svg:d="M8620 17322h1201v642" svg:viewBox="0 0 1202 643">
          <text:p>Si</text:p>
        </draw:connector>
        <draw:connector draw:style-name="gr8" draw:layer="layout" svg:x1="5.318cm" svg:y1="18.02cm" svg:x2="5.318cm" svg:y2="20.26cm" draw:start-shape="id49" draw:start-glue-point="6" draw:end-shape="id51" draw:end-glue-point="4" svg:d="M5318 18020v2240" svg:viewBox="0 0 1 2241">
          <text:p><text:s text:c="3"/>No</text:p>
        </draw:connector>
        <draw:connector draw:style-name="FLOW_20_Arrow" draw:layer="layout" draw:line-skew="-0.127cm" svg:x1="9.821cm" svg:y1="19.106cm" svg:x2="5.318cm" svg:y2="20.26cm" draw:start-shape="id50" draw:start-glue-point="6" draw:end-shape="id51" draw:end-glue-point="4" svg:d="M9821 19106v450h-4503v704" svg:viewBox="0 0 4504 1155">
          <text:p/>
        </draw:connector>
        <draw:connector draw:style-name="gr8" draw:layer="layout" svg:x1="8.443cm" svg:y1="20.959cm" svg:x2="9.821cm" svg:y2="21.623cm" draw:start-shape="id51" draw:start-glue-point="7" draw:end-shape="id52" draw:end-glue-point="4" svg:d="M8443 20959h1378v664" svg:viewBox="0 0 1379 665">
          <text:p>Si</text:p>
        </draw:connector>
        <draw:connector draw:style-name="gr8" draw:layer="layout" svg:x1="5.318cm" svg:y1="14.384cm" svg:x2="5.318cm" svg:y2="16.623cm" draw:start-shape="id47" draw:start-glue-point="6" draw:end-shape="id49" draw:end-glue-point="4" svg:d="M5318 14384v2239" svg:viewBox="0 0 1 2240">
          <text:p><text:s text:c="3"/>No</text:p>
          <text:p/>
        </draw:connector>
        <draw:connector draw:style-name="FLOW_20_Arrow" draw:layer="layout" svg:x1="9.821cm" svg:y1="15.448cm" svg:x2="5.318cm" svg:y2="16.623cm" draw:start-shape="id48" draw:start-glue-point="6" draw:end-shape="id49" draw:end-glue-point="4" svg:d="M9821 15448v588h-4503v587" svg:viewBox="0 0 4504 1176">
          <text:p/>
        </draw:connector>
        <draw:custom-shape draw:style-name="gr32" draw:text-style-name="P1" xml:id="id53" draw:id="id53" draw:layer="layout" svg:width="5.715cm" svg:height="1.397cm" svg:x="13.51cm" svg:y="4.311cm">
          <text:p text:style-name="P1">Method == setPWM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9" xml:id="id54" draw:id="id54" draw:layer="layout" svg:width="5.207cm" svg:height="1.142cm" svg:x="18.266cm" svg:y="5.697cm">
          <text:p>Setear </text:p>
          <text:p>valor de PW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5" draw:id="id55" draw:layer="layout" svg:width="6.25cm" svg:height="1.397cm" svg:x="13.242cm" svg:y="7.948cm">
          <text:p text:style-name="P1">Method == setScan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6" draw:id="id56" draw:layer="layout" svg:width="4.599cm" svg:height="1.142cm" svg:x="18.57cm" svg:y="9.356cm">
          <text:p>Setear </text:p>
          <text:p>estado de escane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225cm" svg:y1="5.01cm" svg:x2="20.87cm" svg:y2="5.697cm" draw:start-shape="id53" draw:start-glue-point="7" draw:end-shape="id54" draw:end-glue-point="4" svg:d="M19225 5010h1645v687" svg:viewBox="0 0 1646 688">
          <text:p>Si</text:p>
        </draw:connector>
        <draw:connector draw:style-name="gr8" draw:layer="layout" svg:x1="16.367cm" svg:y1="5.708cm" svg:x2="16.367cm" svg:y2="7.948cm" draw:start-shape="id53" draw:start-glue-point="6" draw:end-shape="id55" draw:end-glue-point="4" svg:d="M16367 5708v2240" svg:viewBox="0 0 1 2241">
          <text:p><text:s text:c="3"/>No</text:p>
        </draw:connector>
        <draw:connector draw:style-name="FLOW_20_Arrow" draw:layer="layout" draw:line-skew="-0.127cm" svg:x1="20.87cm" svg:y1="6.839cm" svg:x2="16.367cm" svg:y2="7.948cm" draw:start-shape="id54" draw:start-glue-point="6" draw:end-shape="id55" draw:end-glue-point="4" svg:d="M20870 6839v428h-4503v681" svg:viewBox="0 0 4504 1110">
          <text:p/>
        </draw:connector>
        <draw:connector draw:style-name="gr8" draw:layer="layout" svg:x1="19.492cm" svg:y1="8.647cm" svg:x2="20.87cm" svg:y2="9.356cm" draw:start-shape="id55" draw:start-glue-point="7" draw:end-shape="id56" draw:end-glue-point="4" svg:d="M19492 8647h1378v709" svg:viewBox="0 0 1379 710">
          <text:p>Si</text:p>
        </draw:connector>
        <draw:custom-shape draw:style-name="gr38" draw:text-style-name="P1" xml:id="id57" draw:id="id57" draw:layer="layout" svg:width="6.604cm" svg:height="1.397cm" svg:x="13.065cm" svg:y="11.584cm">
          <text:p text:style-name="P1">Method == setLight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58" draw:id="id58" draw:layer="layout" svg:width="4.599cm" svg:height="1.142cm" svg:x="18.57cm" svg:y="13.014cm">
          <text:p>Setear estado </text:p>
          <text:p>actual de la lu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xml:id="id59" draw:id="id59" draw:layer="layout" svg:width="6.25cm" svg:height="1.397cm" svg:x="13.242cm" svg:y="15.221cm">
          <text:p text:style-name="P1">Method == setPIDSt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0" draw:id="id60" draw:layer="layout" svg:width="4.599cm" svg:height="1.142cm" svg:x="18.57cm" svg:y="16.673cm">
          <text:p>Setear estado </text:p>
          <text:p>de habilitación de P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669cm" svg:y1="12.283cm" svg:x2="20.87cm" svg:y2="13.014cm" draw:start-shape="id57" draw:start-glue-point="7" draw:end-shape="id58" draw:end-glue-point="4" svg:d="M19669 12283h1201v731" svg:viewBox="0 0 1202 732">
          <text:p>Si</text:p>
        </draw:connector>
        <draw:connector draw:style-name="gr8" draw:layer="layout" svg:x1="16.367cm" svg:y1="12.981cm" svg:x2="16.367cm" svg:y2="15.221cm" draw:start-shape="id57" draw:start-glue-point="6" draw:end-shape="id59" draw:end-glue-point="4" svg:d="M16367 12981v2240" svg:viewBox="0 0 1 2241">
          <text:p><text:s text:c="3"/>No</text:p>
        </draw:connector>
        <draw:connector draw:style-name="FLOW_20_Arrow" draw:layer="layout" draw:line-skew="-0.127cm" svg:x1="20.87cm" svg:y1="14.156cm" svg:x2="16.367cm" svg:y2="15.221cm" draw:start-shape="id58" draw:start-glue-point="6" draw:end-shape="id59" draw:end-glue-point="4" svg:d="M20870 14156v406h-4503v659" svg:viewBox="0 0 4504 1066">
          <text:p/>
        </draw:connector>
        <draw:connector draw:style-name="gr8" draw:layer="layout" svg:x1="19.492cm" svg:y1="15.92cm" svg:x2="20.87cm" svg:y2="16.673cm" draw:start-shape="id59" draw:start-glue-point="7" draw:end-shape="id60" draw:end-glue-point="4" svg:d="M19492 15920h1378v753" svg:viewBox="0 0 1379 754">
          <text:p>Si</text:p>
        </draw:connector>
        <draw:connector draw:style-name="gr8" draw:layer="layout" svg:x1="16.367cm" svg:y1="9.345cm" svg:x2="16.367cm" svg:y2="11.584cm" draw:start-shape="id55" draw:start-glue-point="6" draw:end-shape="id57" draw:end-glue-point="4" svg:d="M16367 9345v2239" svg:viewBox="0 0 1 2240">
          <text:p><text:s text:c="3"/>No</text:p>
        </draw:connector>
        <draw:connector draw:style-name="FLOW_20_Arrow" draw:layer="layout" svg:x1="20.87cm" svg:y1="10.498cm" svg:x2="16.367cm" svg:y2="11.584cm" draw:start-shape="id56" draw:start-glue-point="6" draw:end-shape="id57" draw:end-glue-point="4" svg:d="M20870 10498v543h-4503v543" svg:viewBox="0 0 4504 1087">
          <text:p/>
        </draw:connector>
        <draw:custom-shape draw:style-name="gr36" draw:text-style-name="P1" xml:id="id61" draw:id="id61" draw:layer="layout" svg:width="6.25cm" svg:height="1.397cm" svg:x="2.194cm" svg:y="23.861cm">
          <text:p text:style-name="P1">Method == getAVG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0" xml:id="id62" draw:id="id62" draw:layer="layout" svg:width="5.416cm" svg:height="1.142cm" svg:x="6.922cm" svg:y="25.224cm">
          <text:p>Publicar cantidad </text:p>
          <text:p>de muestras promediad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444cm" svg:y1="24.56cm" svg:x2="9.63cm" svg:y2="25.224cm" draw:start-shape="id61" draw:start-glue-point="7" draw:end-shape="id62" draw:end-glue-point="4" svg:d="M8444 24560h1186v664" svg:viewBox="0 0 1187 665">
          <text:p>Si</text:p>
        </draw:connector>
        <draw:connector draw:style-name="gr8" draw:layer="layout" svg:x1="5.318cm" svg:y1="21.657cm" svg:x2="5.319cm" svg:y2="23.861cm" draw:start-shape="id51" draw:start-glue-point="6" draw:end-shape="id61" draw:end-glue-point="4" svg:d="M5318 21657v1102h1v1102" svg:viewBox="0 0 2 2205">
          <text:p><text:s text:c="3"/>No</text:p>
          <text:p/>
        </draw:connector>
        <draw:connector draw:style-name="FLOW_20_Arrow" draw:layer="layout" svg:x1="9.821cm" svg:y1="22.765cm" svg:x2="5.319cm" svg:y2="23.861cm" draw:start-shape="id52" draw:start-glue-point="6" draw:end-shape="id61" draw:end-glue-point="4" svg:d="M9821 22765v548h-4502v548" svg:viewBox="0 0 4503 1097">
          <text:p/>
        </draw:connector>
        <draw:custom-shape draw:style-name="gr36" draw:text-style-name="P1" xml:id="id63" draw:id="id63" draw:layer="layout" svg:width="6.25cm" svg:height="1.397cm" svg:x="2.165cm" svg:y="27.562cm">
          <text:p text:style-name="P1">Method == getRa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4" draw:id="id64" draw:layer="layout" svg:width="4.599cm" svg:height="1.142cm" svg:x="7.493cm" svg:y="28.925cm">
          <text:p>Publicar tiempo</text:p>
          <text:p>entre consultas actu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8.415cm" svg:y1="28.261cm" svg:x2="9.793cm" svg:y2="28.925cm" draw:start-shape="id63" draw:start-glue-point="7" draw:end-shape="id64" draw:end-glue-point="4" svg:d="M8415 28261h1378v664" svg:viewBox="0 0 1379 665">
          <text:p>Si</text:p>
        </draw:connector>
        <draw:connector draw:style-name="FLOW_20_Arrow" draw:layer="layout" svg:x1="5.319cm" svg:y1="25.258cm" svg:x2="5.29cm" svg:y2="27.562cm" draw:start-shape="id61" draw:start-glue-point="6" draw:end-shape="id63" draw:end-glue-point="4" svg:d="M5319 25258v1152h-29v1152" svg:viewBox="0 0 30 2305">
          <text:p/>
        </draw:connector>
        <draw:custom-shape draw:style-name="gr36" draw:text-style-name="P1" xml:id="id65" draw:id="id65" draw:layer="layout" svg:width="6.25cm" svg:height="1.397cm" svg:x="13.242cm" svg:y="18.876cm">
          <text:p text:style-name="P1">Method == setAVG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0" xml:id="id66" draw:id="id66" draw:layer="layout" svg:width="5.416cm" svg:height="1.142cm" svg:x="18.605cm" svg:y="20.339cm">
          <text:p>Setear nueva cantidad </text:p>
          <text:p>de muestras promediad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492cm" svg:y1="19.575cm" svg:x2="21.313cm" svg:y2="20.339cm" draw:start-shape="id65" draw:start-glue-point="7" draw:end-shape="id66" draw:end-glue-point="4" svg:d="M19492 19575h1821v764" svg:viewBox="0 0 1822 765">
          <text:p>Si</text:p>
        </draw:connector>
        <draw:custom-shape draw:style-name="gr36" draw:text-style-name="P1" xml:id="id67" draw:id="id67" draw:layer="layout" svg:width="6.25cm" svg:height="1.397cm" svg:x="13.242cm" svg:y="27.977cm">
          <text:p text:style-name="P1">Method == setRa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5" xml:id="id68" draw:id="id68" draw:layer="layout" svg:width="4.599cm" svg:height="1.142cm" svg:x="18.643cm" svg:y="29.34cm">
          <text:p>Setear tiempo</text:p>
          <text:p>entre consult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9.492cm" svg:y1="28.676cm" svg:x2="20.943cm" svg:y2="29.34cm" draw:start-shape="id67" draw:start-glue-point="7" draw:end-shape="id68" draw:end-glue-point="4" svg:d="M19492 28676h1451v664" svg:viewBox="0 0 1452 665">
          <text:p>Si</text:p>
        </draw:connector>
        <draw:connector draw:style-name="gr8" draw:layer="layout" svg:x1="16.367cm" svg:y1="20.273cm" svg:x2="16.367cm" svg:y2="27.977cm" draw:start-shape="id65" draw:start-glue-point="6" draw:end-shape="id67" draw:end-glue-point="4" svg:d="M16367 20273v7704" svg:viewBox="0 0 1 7705">
          <text:p><text:s text:c="3"/>No</text:p>
        </draw:connector>
        <draw:connector draw:style-name="gr8" draw:layer="layout" svg:x1="16.367cm" svg:y1="16.618cm" svg:x2="16.367cm" svg:y2="18.876cm" draw:start-shape="id59" draw:start-glue-point="6" draw:end-shape="id65" draw:end-glue-point="4" svg:d="M16367 16618v2258" svg:viewBox="0 0 1 2259">
          <text:p><text:s text:c="3"/>No</text:p>
        </draw:connector>
        <draw:connector draw:style-name="FLOW_20_Arrow" draw:layer="layout" svg:x1="20.87cm" svg:y1="17.815cm" svg:x2="16.367cm" svg:y2="18.876cm" draw:start-shape="id60" draw:start-glue-point="6" draw:end-shape="id65" draw:end-glue-point="4" svg:d="M20870 17815v531h-4503v530" svg:viewBox="0 0 4504 1062">
          <text:p/>
        </draw:connector>
        <draw:custom-shape draw:style-name="gr41" xml:id="id69" draw:id="id69" draw:layer="layout" svg:width="6.872cm" svg:height="1.142cm" svg:x="17.877cm" svg:y="22.14cm">
          <text:p>Promediar muestras almacenada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0" xml:id="id70" draw:id="id70" draw:layer="layout" svg:width="5.416cm" svg:height="1.142cm" svg:x="18.605cm" svg:y="23.941cm">
          <text:p>Borrar 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xml:id="id71" draw:id="id71" draw:layer="layout" svg:width="5.416cm" svg:height="1.142cm" svg:x="18.605cm" svg:y="25.742cm">
          <text:p>Guardar promedio en </text:p>
          <text:p>Arreglo de 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21.313cm" svg:y1="21.481cm" svg:x2="21.313cm" svg:y2="22.14cm" draw:start-shape="id66" draw:start-glue-point="6" draw:end-shape="id69" draw:end-glue-point="4" svg:d="M21313 21481v659" svg:viewBox="0 0 1 660">
          <text:p/>
        </draw:connector>
        <draw:connector draw:style-name="FLOW_20_Arrow" draw:layer="layout" svg:x1="21.313cm" svg:y1="23.282cm" svg:x2="21.313cm" svg:y2="23.941cm" draw:start-shape="id69" draw:start-glue-point="6" draw:end-shape="id70" draw:end-glue-point="4" svg:d="M21313 23282v659" svg:viewBox="0 0 1 660">
          <text:p/>
        </draw:connector>
        <draw:connector draw:style-name="FLOW_20_Arrow" draw:layer="layout" svg:x1="21.313cm" svg:y1="25.083cm" svg:x2="21.313cm" svg:y2="25.742cm" draw:start-shape="id70" draw:start-glue-point="6" draw:end-shape="id71" draw:end-glue-point="4" svg:d="M21313 25083v659" svg:viewBox="0 0 1 660">
          <text:p/>
        </draw:connector>
        <draw:connector draw:style-name="FLOW_20_Arrow" draw:layer="layout" svg:x1="21.313cm" svg:y1="26.884cm" svg:x2="16.367cm" svg:y2="27.977cm" draw:start-shape="id71" draw:start-glue-point="6" draw:end-shape="id67" draw:end-glue-point="4" svg:d="M21313 26884v547h-4946v546" svg:viewBox="0 0 4947 1094">
          <text:p/>
        </draw:connector>
        <draw:connector draw:style-name="FLOW_20_Arrow" draw:layer="layout" svg:x1="9.793cm" svg:y1="30.067cm" svg:x2="16.367cm" svg:y2="4.311cm" draw:start-shape="id64" draw:start-glue-point="6" draw:end-shape="id53" draw:end-glue-point="4" svg:d="M9793 30067v528h3008v-26812h3566v528" svg:viewBox="0 0 6575 26813">
          <text:p/>
        </draw:connector>
        <draw:connector draw:style-name="FLOW_20_Arrow" draw:layer="layout" svg:x1="9.63cm" svg:y1="26.366cm" svg:x2="5.29cm" svg:y2="27.562cm" draw:start-shape="id62" draw:start-glue-point="6" draw:end-shape="id63" draw:end-glue-point="4" svg:d="M9630 26366v598h-4340v598" svg:viewBox="0 0 4341 1197">
          <text:p/>
        </draw:connector>
        <draw:connector draw:style-name="FLOW_20_Arrow" draw:layer="layout" svg:x1="9.793cm" svg:y1="30.067cm" svg:x2="16.367cm" svg:y2="4.311cm" draw:start-shape="id64" draw:start-glue-point="6" draw:end-shape="id53" draw:end-glue-point="4" svg:d="M9793 30067v528h3008v-26812h3566v528" svg:viewBox="0 0 6575 26813">
          <text:p/>
        </draw:connector>
        <draw:connector draw:style-name="gr42" draw:layer="layout" draw:line-skew="0.515cm" svg:x1="5.29cm" svg:y1="28.959cm" svg:x2="9.842cm" svg:y2="30.601cm" draw:start-shape="id63" draw:start-glue-point="6" svg:d="M5290 28959v1600h4552v42" svg:viewBox="0 0 4553 1643">
          <text:p/>
        </draw:connector>
        <draw:custom-shape draw:style-name="gr35" xml:id="id74" draw:id="id74" draw:layer="layout" svg:width="4.599cm" svg:height="1.142cm" svg:x="3.032cm" svg:y="4.303cm">
          <text:p>Inhibir Medició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xml:id="id72" draw:id="id72" draw:layer="layout" svg:width="5.615cm" svg:height="1.142cm" svg:x="13.523cm" svg:y="31.626cm">
          <text:p>Escribir configuración en T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6.367cm" svg:y1="29.374cm" svg:x2="16.331cm" svg:y2="31.626cm" draw:start-shape="id67" draw:start-glue-point="6" draw:end-shape="id72" draw:end-glue-point="4" svg:d="M16367 29374v1126h-36v1126" svg:viewBox="0 0 37 2253">
          <text:p/>
        </draw:connector>
        <draw:connector draw:style-name="FLOW_20_Arrow" draw:layer="layout" svg:x1="20.943cm" svg:y1="30.482cm" svg:x2="16.331cm" svg:y2="31.626cm" draw:start-shape="id68" draw:start-glue-point="6" draw:end-shape="id72" draw:end-glue-point="4" svg:d="M20943 30482v573h-4612v571" svg:viewBox="0 0 4613 1145">
          <text:p/>
        </draw:connector>
        <draw:custom-shape draw:style-name="gr44" xml:id="id76" draw:id="id76" draw:layer="layout" svg:width="6.858cm" svg:height="1.142cm" svg:x="12.901cm" svg:y="33.549cm">
          <text:p>Publicar Configuracion Actualiz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xml:id="id77" draw:id="id77" draw:layer="layout" svg:width="4.064cm" svg:height="1.142cm" svg:x="14.289cm" svg:y="35.474cm">
          <text:p>Desinhibir medic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5.332cm" svg:y1="3.032cm" svg:x2="5.332cm" svg:y2="4.303cm" draw:start-shape="id73" draw:start-glue-point="6" draw:end-shape="id74" draw:end-glue-point="4" svg:d="M5332 3032v1271" svg:viewBox="0 0 1 1272">
          <text:p/>
        </draw:connector>
        <draw:connector draw:style-name="FLOW_20_Arrow" draw:layer="layout" svg:x1="5.332cm" svg:y1="5.445cm" svg:x2="5.332cm" svg:y2="6.335cm" draw:start-shape="id74" draw:start-glue-point="6" draw:end-shape="id75" draw:end-glue-point="4" svg:d="M5332 5445v890" svg:viewBox="0 0 1 891">
          <text:p/>
        </draw:connector>
        <draw:connector draw:style-name="FLOW_20_Arrow" draw:layer="layout" svg:x1="5.332cm" svg:y1="8.112cm" svg:x2="5.331cm" svg:y2="9.35cm" draw:start-shape="id75" draw:start-glue-point="6" draw:end-shape="id45" draw:end-glue-point="4" svg:d="M5332 8112v619h-1v619" svg:viewBox="0 0 2 1239">
          <text:p/>
        </draw:connector>
        <draw:connector draw:style-name="FLOW_20_Arrow" draw:layer="layout" svg:x1="16.331cm" svg:y1="32.768cm" svg:x2="16.33cm" svg:y2="33.549cm" draw:start-shape="id72" draw:start-glue-point="6" draw:end-shape="id76" draw:end-glue-point="4" svg:d="M16331 32768v391h-1v390" svg:viewBox="0 0 2 782">
          <text:p/>
        </draw:connector>
        <draw:connector draw:style-name="FLOW_20_Arrow" draw:layer="layout" svg:x1="16.33cm" svg:y1="34.691cm" svg:x2="16.321cm" svg:y2="35.474cm" draw:start-shape="id76" draw:start-glue-point="6" draw:end-shape="id77" draw:end-glue-point="4" svg:d="M16330 34691v392h-9v391" svg:viewBox="0 0 10 784">
          <text:p/>
        </draw:connector>
        <draw:custom-shape draw:style-name="gr34" xml:id="id78" draw:id="id78" draw:layer="layout" svg:width="4.447cm" svg:height="1.397cm" draw:transform="rotate (0.000174532925198282) translate (14.106cm 37.476cm)">
          <text:p>Fin de subrutina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FLOW_20_Arrow" draw:layer="layout" svg:x1="16.321cm" svg:y1="36.616cm" svg:x2="16.33cm" svg:y2="37.476cm" draw:start-shape="id77" draw:start-glue-point="6" draw:end-shape="id78" draw:end-glue-point="4" svg:d="M16321 36616v430h9v430" svg:viewBox="0 0 10 8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11T22:51:41.494750159</dc:date>
    <meta:editing-duration>PT50M21S</meta:editing-duration>
    <meta:editing-cycles>6</meta:editing-cycles>
    <meta:generator>LibreOffice/6.4.7.2$Linux_X86_64 LibreOffice_project/40$Build-2</meta:generator>
    <meta:document-statistic meta:object-count="173"/>
  </office:meta>
</office:document-meta>
</file>